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2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1.46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>
            <text:p>Shedule to Flight</text:p>
          </table:table-cell>
          <table:table-cell table:number-columns-repeated="10"/>
        </table:table-row>
        <table:table-row table:style-name="ro2">
          <table:table-cell table:number-columns-repeated="3"/>
          <table:table-cell table:style-name="ce1" office:value-type="string">
            <text:p>Write Ramp up period 0.0.1 sec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>
            <text:p>Runtimes</text:p>
          </table:table-cell>
          <table:table-cell table:style-name="ce1" office:value-type="string">
            <text:p>Numthradas</text:p>
          </table:table-cell>
          <table:table-cell table:style-name="ce1" office:value-type="string">
            <text:p>#samples 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 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.div</text:p>
          </table:table-cell>
          <table:table-cell table:style-name="ce1" office:value-type="string">
            <text:p>Error %</text:p>
          </table:table-cell>
          <table:table-cell table:style-name="ce1" office:value-type="string">
            <text:p>Throughput / sec</text:p>
          </table:table-cell>
          <table:table-cell table:style-name="ce1" office:value-type="string">
            <text:p>KB/sec</text:p>
          </table:table-cell>
          <table:table-cell table:style-name="ce1" office:value-type="string">
            <text:p>Avg. Bytes</text:p>
          </table:table-cell>
        </table:table-row>
        <table:table-row table:style-name="ro3">
          <table:table-cell table:number-columns-repeated="12"/>
        </table:table-row>
        <table:table-row table:style-name="ro4">
          <table:table-cell/>
          <table:table-cell office:value-type="float" office:value="100">
            <text:p>1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000">
            <text:p>10000</text:p>
          </table:table-cell>
          <table:table-cell table:style-name="ce2" office:value-type="float" office:value="1639">
            <text:p>1639</text:p>
          </table:table-cell>
          <table:table-cell table:style-name="ce2" office:value-type="float" office:value="141">
            <text:p>141</text:p>
          </table:table-cell>
          <table:table-cell table:style-name="ce2" office:value-type="float" office:value="2852">
            <text:p>2852</text:p>
          </table:table-cell>
          <table:table-cell table:style-name="ce2" office:value-type="float" office:value="306.156813406316">
            <text:p>306.156813406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0.2387865498837">
            <text:p>60.2387865499</text:p>
          </table:table-cell>
          <table:table-cell table:style-name="ce2" office:value-type="float" office:value="7.58867525872559">
            <text:p>7.5886752587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200">
            <text:p>2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0000">
            <text:p>20000</text:p>
          </table:table-cell>
          <table:table-cell table:style-name="ce2" office:value-type="float" office:value="1594">
            <text:p>1594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2658">
            <text:p>2658</text:p>
          </table:table-cell>
          <table:table-cell table:style-name="ce2" office:value-type="float" office:value="265.766694854899">
            <text:p>265.76669485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2.2643682812855">
            <text:p>62.2643682813</text:p>
          </table:table-cell>
          <table:table-cell table:style-name="ce2" office:value-type="float" office:value="7.84385108231038">
            <text:p>7.8438510823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300">
            <text:p>3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0000">
            <text:p>30000</text:p>
          </table:table-cell>
          <table:table-cell table:style-name="ce2" office:value-type="float" office:value="1623">
            <text:p>1623</text:p>
          </table:table-cell>
          <table:table-cell table:style-name="ce2" office:value-type="float" office:value="217">
            <text:p>217</text:p>
          </table:table-cell>
          <table:table-cell table:style-name="ce2" office:value-type="float" office:value="2764">
            <text:p>2764</text:p>
          </table:table-cell>
          <table:table-cell table:style-name="ce2" office:value-type="float" office:value="273.936165731927">
            <text:p>273.936165731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1.2296130900749">
            <text:p>61.2296130901</text:p>
          </table:table-cell>
          <table:table-cell table:style-name="ce2" office:value-type="float" office:value="7.71349618029264">
            <text:p>7.7134961803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400">
            <text:p>4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0000">
            <text:p>40000</text:p>
          </table:table-cell>
          <table:table-cell table:style-name="ce2" office:value-type="float" office:value="1657">
            <text:p>1657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2944">
            <text:p>2944</text:p>
          </table:table-cell>
          <table:table-cell table:style-name="ce2" office:value-type="float" office:value="269.2627387731">
            <text:p>269.262738773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0.0572646017978">
            <text:p>60.0572646018</text:p>
          </table:table-cell>
          <table:table-cell table:style-name="ce2" office:value-type="float" office:value="7.56580774768742">
            <text:p>7.5658077477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500">
            <text:p>5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000">
            <text:p>50000</text:p>
          </table:table-cell>
          <table:table-cell table:style-name="ce2" office:value-type="float" office:value="1638">
            <text:p>1638</text:p>
          </table:table-cell>
          <table:table-cell table:style-name="ce2" office:value-type="float" office:value="379">
            <text:p>379</text:p>
          </table:table-cell>
          <table:table-cell table:style-name="ce2" office:value-type="float" office:value="2861">
            <text:p>2861</text:p>
          </table:table-cell>
          <table:table-cell table:style-name="ce2" office:value-type="float" office:value="286.425129864245">
            <text:p>286.425129864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0.3901201763392">
            <text:p>60.3901201763</text:p>
          </table:table-cell>
          <table:table-cell table:style-name="ce2" office:value-type="float" office:value="7.6077397487771">
            <text:p>7.6077397488</text:p>
          </table:table-cell>
          <table:table-cell table:style-name="ce2" office:value-type="float" office:value="129">
            <text:p>129</text:p>
          </table:table-cell>
        </table:table-row>
        <table:table-row table:style-name="ro3">
          <table:table-cell table:number-columns-repeated="2"/>
          <table:table-cell table:style-name="ce2" table:number-columns-repeated="10"/>
        </table:table-row>
        <table:table-row table:style-name="ro3">
          <table:table-cell table:number-columns-repeated="12"/>
        </table:table-row>
        <table:table-row table:style-name="ro2">
          <table:table-cell table:number-columns-repeated="3"/>
          <table:table-cell table:style-name="ce1" office:value-type="string">
            <text:p>READ Ramp up period 0.0.1 sec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>
            <text:p>Runtimes</text:p>
          </table:table-cell>
          <table:table-cell table:style-name="ce1" office:value-type="string">
            <text:p>Numthradas</text:p>
          </table:table-cell>
          <table:table-cell table:style-name="ce1" office:value-type="string">
            <text:p>#samples 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 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.div</text:p>
          </table:table-cell>
          <table:table-cell table:style-name="ce1" office:value-type="string">
            <text:p>Error %</text:p>
          </table:table-cell>
          <table:table-cell table:style-name="ce1" office:value-type="string">
            <text:p>Throughput / sec</text:p>
          </table:table-cell>
          <table:table-cell table:style-name="ce1" office:value-type="string">
            <text:p>KB/sec</text:p>
          </table:table-cell>
          <table:table-cell table:style-name="ce1" office:value-type="string">
            <text:p>Avg. Bytes</text:p>
          </table:table-cell>
        </table:table-row>
        <table:table-row table:style-name="ro4">
          <table:table-cell/>
          <table:table-cell office:value-type="float" office:value="100">
            <text:p>1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000">
            <text:p>1000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397">
            <text:p>397</text:p>
          </table:table-cell>
          <table:table-cell table:style-name="ce2" office:value-type="float" office:value="4.26486065891959">
            <text:p>4.264860658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14.257880016341">
            <text:p>314.2578800163</text:p>
          </table:table-cell>
          <table:table-cell table:style-name="ce2" office:value-type="float" office:value="39.5891274629961">
            <text:p>39.589127463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200">
            <text:p>2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0000">
            <text:p>2000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413">
            <text:p>413</text:p>
          </table:table-cell>
          <table:table-cell table:style-name="ce2" office:value-type="float" office:value="3.19527360291728">
            <text:p>3.195273602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63.310337563853">
            <text:p>263.3103375639</text:p>
          </table:table-cell>
          <table:table-cell table:style-name="ce2" office:value-type="float" office:value="33.1709311970088">
            <text:p>33.170931197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300">
            <text:p>3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0000">
            <text:p>3000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1071">
            <text:p>1071</text:p>
          </table:table-cell>
          <table:table-cell table:style-name="ce2" office:value-type="float" office:value="6.59009254731845">
            <text:p>6.590092547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16.509576940287">
            <text:p>216.5095769403</text:p>
          </table:table-cell>
          <table:table-cell table:style-name="ce2" office:value-type="float" office:value="27.2751322512666">
            <text:p>27.2751322513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400">
            <text:p>4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0000">
            <text:p>4000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1111">
            <text:p>1111</text:p>
          </table:table-cell>
          <table:table-cell table:style-name="ce2" office:value-type="float" office:value="5.75791754369581">
            <text:p>5.757917543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67.4137505284">
            <text:p>167.4137505284</text:p>
          </table:table-cell>
          <table:table-cell table:style-name="ce2" office:value-type="float" office:value="21.0902088068003">
            <text:p>21.0902088068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500">
            <text:p>5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000">
            <text:p>5000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849">
            <text:p>849</text:p>
          </table:table-cell>
          <table:table-cell table:style-name="ce2" office:value-type="float" office:value="4.2128558472846">
            <text:p>4.212855847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0.240215052643">
            <text:p>130.2402150526</text:p>
          </table:table-cell>
          <table:table-cell table:style-name="ce2" office:value-type="float" office:value="16.4072145915927">
            <text:p>16.4072145916</text:p>
          </table:table-cell>
          <table:table-cell table:style-name="ce2" office:value-type="float" office:value="129">
            <text:p>129</text:p>
          </table:table-cell>
        </table:table-row>
        <table:table-row table:style-name="ro3">
          <table:table-cell table:number-columns-repeated="2"/>
          <table:table-cell table:style-name="ce2" table:number-columns-repeated="10"/>
        </table:table-row>
        <table:table-row table:style-name="ro3">
          <table:table-cell table:number-columns-repeated="12"/>
        </table:table-row>
        <table:table-row table:style-name="ro2">
          <table:table-cell table:number-columns-repeated="3"/>
          <table:table-cell table:style-name="ce1" office:value-type="string">
            <text:p>Update Ramp up period 0.0.1 sec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>
            <text:p>Runtimes</text:p>
          </table:table-cell>
          <table:table-cell table:style-name="ce1" office:value-type="string">
            <text:p>Numthradas</text:p>
          </table:table-cell>
          <table:table-cell table:style-name="ce1" office:value-type="string">
            <text:p>#samples 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 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.div</text:p>
          </table:table-cell>
          <table:table-cell table:style-name="ce1" office:value-type="string">
            <text:p>Error %</text:p>
          </table:table-cell>
          <table:table-cell table:style-name="ce1" office:value-type="string">
            <text:p>Throughput / sec</text:p>
          </table:table-cell>
          <table:table-cell table:style-name="ce1" office:value-type="string">
            <text:p>KB/sec</text:p>
          </table:table-cell>
          <table:table-cell table:style-name="ce1" office:value-type="string">
            <text:p>Avg. Bytes</text:p>
          </table:table-cell>
        </table:table-row>
        <table:table-row table:style-name="ro4">
          <table:table-cell/>
          <table:table-cell office:value-type="float" office:value="100">
            <text:p>1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000">
            <text:p>1000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19">
            <text:p>119</text:p>
          </table:table-cell>
          <table:table-cell table:style-name="ce2" office:value-type="float" office:value="26.7091913001873">
            <text:p>26.70919130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07.5423634954">
            <text:p>1107.5423634954</text:p>
          </table:table-cell>
          <table:table-cell table:style-name="ce2" office:value-type="float" office:value="139.524379776276">
            <text:p>139.5243797763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200">
            <text:p>2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0000">
            <text:p>200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48">
            <text:p>248</text:p>
          </table:table-cell>
          <table:table-cell table:style-name="ce2" office:value-type="float" office:value="3.77669956410356">
            <text:p>3.776699564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66.800026672001">
            <text:p>666.800026672</text:p>
          </table:table-cell>
          <table:table-cell table:style-name="ce2" office:value-type="float" office:value="84.001175235047">
            <text:p>84.001175235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300">
            <text:p>3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0000">
            <text:p>3000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155">
            <text:p>155</text:p>
          </table:table-cell>
          <table:table-cell table:style-name="ce2" office:value-type="float" office:value="2.60343922191823">
            <text:p>2.603439221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85.356454720617">
            <text:p>385.3564547206</text:p>
          </table:table-cell>
          <table:table-cell table:style-name="ce2" office:value-type="float" office:value="48.5458815028902">
            <text:p>48.5458815029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400">
            <text:p>4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0000">
            <text:p>4000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116">
            <text:p>116</text:p>
          </table:table-cell>
          <table:table-cell table:style-name="ce2" office:value-type="float" office:value="1.7619972288216">
            <text:p>1.761997228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49.518118134353">
            <text:p>249.5181181344</text:p>
          </table:table-cell>
          <table:table-cell table:style-name="ce2" office:value-type="float" office:value="31.4334348040347">
            <text:p>31.433434804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500">
            <text:p>5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000">
            <text:p>5000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627">
            <text:p>627</text:p>
          </table:table-cell>
          <table:table-cell table:style-name="ce2" office:value-type="float" office:value="3.28795960048173">
            <text:p>3.28795960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72.169786957106">
            <text:p>172.1697869571</text:p>
          </table:table-cell>
          <table:table-cell table:style-name="ce2" office:value-type="float" office:value="21.6893579272135">
            <text:p>21.6893579272</text:p>
          </table:table-cell>
          <table:table-cell table:style-name="ce2" office:value-type="float" office:value="129">
            <text:p>129</text:p>
          </table:table-cell>
        </table:table-row>
        <table:table-row table:style-name="ro3" table:number-rows-repeated="5">
          <table:table-cell table:number-columns-repeated="2"/>
          <table:table-cell table:style-name="ce2" table:number-columns-repeated="10"/>
        </table:table-row>
        <table:table-row table:style-name="ro3" table:number-rows-repeated="1048531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2">00/00/0000</text:date>, <text:time style:data-style-name="N2" text:time-value="0000-00-00T15:44: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tz </meta:initial-creator>
    <meta:creation-date>2014-09-10T21:10:25</meta:creation-date>
    <meta:generator>LibreOffice/4.0.2.2$Linux_x86 LibreOffice_project/400m0$Build-2</meta:generator>
    <dc:date>2014-09-12T16:50:19</dc:date>
    <dc:creator>kattz </dc:creator>
    <meta:editing-duration>PT2H33M17S</meta:editing-duration>
    <meta:editing-cycles>29</meta:editing-cycles>
    <meta:document-statistic meta:table-count="1" meta:cell-count="202" meta:object-count="0"/>
  </office:meta>
</office:document-meta>
</file>